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A100000218E3FD718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80pt" officeooo:rsid="00088228" officeooo:paragraph-rsid="000795d4" style:font-size-asian="80pt" style:font-size-complex="80pt"/>
    </style:style>
    <style:style style:name="T1" style:family="text">
      <style:text-properties officeooo:rsid="000795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1" text:anchor-type="paragraph" svg:x="1.3209in" svg:y="1.5319in" svg:width="6.7839in" svg:height="5.402in" draw:z-index="0"><draw:image xlink:href="Pictures/10000201000002A100000218E3FD7186.png" xlink:type="simple" xlink:show="embed" xlink:actuate="onLoad"/></draw:frame>Your <text:span text:style-name="T1">Second</text:span> Ste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17:48:19.178568714</meta:creation-date>
    <dc:date>2016-06-23T17:49:43.844997887</dc:date>
    <meta:editing-duration>P0D</meta:editing-duration>
    <meta:editing-cycles>1</meta:editing-cycles>
    <meta:document-statistic meta:table-count="0" meta:image-count="1" meta:object-count="0" meta:page-count="1" meta:paragraph-count="1" meta:word-count="3" meta:character-count="16" meta:non-whitespace-character-count="14"/>
    <meta:generator>LibreOffice/4.2.8.2$Linux_X86_64 LibreOffice_project/420m0$Build-2</meta:generator>
  </office:meta>
</office:document-meta>
</file>